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667in"/>
      <style:text-properties style:font-name="Times" fo:font-size="12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3" style:family="paragraph" style:parent-style-name="Standard">
      <style:paragraph-properties>
        <style:tab-stops>
          <style:tab-stop style:position="0.3931in"/>
        </style:tab-stops>
      </style:paragraph-properties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style="italic" fo:font-style-asian="italic" fo:font-style-complex="italic"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▪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Ellen</text:span><text:span text:style-name="T2"><text:s/></text:span><text:span text:style-name="T1">Ercília</text:span><text:span text:style-name="T2"><text:s/></text:span><text:span text:style-name="T1">Pereira</text:span><text:span text:style-name="T2"><text:s/></text:span><text:span text:style-name="T1">Pinto </text:span></text:p>
      <text:p text:style-name="P1"><text:span text:style-name="T1">Lisboa, Portugal </text:span></text:p>
      <text:p text:style-name="P1"><text:span text:style-name="T1">Telefone: +351 931 195 133 </text:span></text:p>
      <text:p text:style-name="P1"><text:span text:style-name="T1">E-mail: pintoellen6@gmail.com</text:span></text:p>
      <text:p text:style-name="P1"><text:span text:style-name="T1">Agradeço antecipadamente a atenção dispensada e subscrevo-me com a mais elevada consideração.</text:span></text:p>
      <text:p text:style-name="P1"><text:span text:style-name="T1">À</text:span><text:span text:style-name="T2"><text:s/></text:span><text:span text:style-name="T1">atenção</text:span><text:span text:style-name="T2"><text:s/></text:span><text:span text:style-name="T1">do</text:span><text:span text:style-name="T2"><text:s/></text:span><text:span text:style-name="T1">responsável</text:span><text:span text:style-name="T2"><text:s/></text:span><text:span text:style-name="T1">de</text:span><text:span text:style-name="T2"><text:s/></text:span><text:span text:style-name="T1">Recrutamento</text:span><text:span text:style-name="T2">, </text:span><text:span text:style-name="T1">Direção</text:span><text:span text:style-name="T2"><text:s/></text:span><text:span text:style-name="T1">de</text:span><text:span text:style-name="T2"><text:s/></text:span><text:span text:style-name="T1">Recursos</text:span><text:span text:style-name="T2"><text:s/></text:span><text:span text:style-name="T1">Humanos da Deloitte, Avenida Engenheiro Duarte Pacheco, n.º 7, <text:s/>1070-100 Lisboa.</text:span></text:p>
      <text:p text:style-name="P1"><text:span text:style-name="T2">Assunto: </text:span><text:span text:style-name="T1">Candidatura</text:span><text:span text:style-name="T2"><text:s/></text:span><text:span text:style-name="T1">a</text:span><text:span text:style-name="T2"><text:s/></text:span><text:span text:style-name="T1">Estágio</text:span><text:span text:style-name="T2"><text:s/></text:span><text:span text:style-name="T1">Profissional</text:span><text:span text:style-name="T2"><text:s/>– </text:span><text:span text:style-name="T1">Analista</text:span><text:span text:style-name="T2"><text:s/></text:span><text:span text:style-name="T1">de</text:span><text:span text:style-name="T2"><text:s/></text:span><text:span text:style-name="T1">Dados</text:span><text:span text:style-name="T2">.</text:span></text:p>
      <text:p text:style-name="P1"><text:span text:style-name="T1">Exmo(a). Senhor(a) Responsável de Recrutamento, tendo concluído recentemente a minha licenciatura em Engenharia Informática pela Universidade Lusófona de Lisboa, submeto a minha candidatura para a vaga de estágio profissional publicada através do LinkedIn.</text:span></text:p>
      <text:p text:style-name="P1"><text:span text:style-name="T1">Acompanho o percurso da </text:span><text:span text:style-name="T2">Deloitte</text:span><text:span text:style-name="T1"><text:s/>com grande entusiasmo, especialmente pelo vosso posicionamento inovador no mercado e pela qualidade dos projetos desenvolvidos para clientes como Deloitte Angola. Admiro a vossa cultura de apostar e investir em jovens sonhadores, o que me motiva a querer integrar a vossa equipa e contribuir para os objetivos da organização.</text:span></text:p>
      <text:p text:style-name="P1"><text:span text:style-name="T1">Durante a minha formação, desenvolvi competências sólidas em: programação, análise de dados e estratégia de marca. Considero-me uma profissional:</text:span></text:p>
      <text:list text:style-name="L1">
        <text:list-item>
          <text:p text:style-name="P2">Adaptável : <text:span text:style-name="T1">com facilidade em integrar equipas multidisciplinares;</text:span></text:p>
        </text:list-item>
        <text:list-item>
          <text:p text:style-name="P2">Criativa e Analítica: <text:span text:style-name="T1">capaz de transformar conceitos complexos em soluções visuais atraentes e funcionais;</text:span></text:p>
        </text:list-item>
        <text:list-item>
          <text:p text:style-name="P2">Proativa : <text:span text:style-name="T1">Sempre em busca de novas tendências tecnológicas e linguagens visuais para elevar o nível dos projetos.</text:span></text:p>
        </text:list-item>
      </text:list>
      <text:p text:style-name="P3"/>
      <text:p text:style-name="P1"><text:span text:style-name="T1">Acredito que o meu rigor técnico <text:s/>faz de mim uma candidata ideal para apoiar a vossa equipa criativa, ao mesmo tempo que continuo a evoluir profissionalmente numa estrutura de referência como a vossa.</text:span></text:p>
      <text:p text:style-name="P1"><text:span text:style-name="T1">Estou disponível para uma entrevista pessoal, onde poderei apresentar o meu portfólio e discutir de que forma as minhas competências podem ser uma mais-valia para a </text:span><text:span text:style-name="T2">Deloitte </text:span><text:span text:style-name="T1">Agradeço antecipadamente a atenção dispensada e subscrevo-me com a mais elevada consideração.</text:span></text:p>
      <text:p text:style-name="P1"><text:span text:style-name="T1">Atenciosamente,</text:span></text:p>
      <text:p text:style-name="P1"><text:span text:style-name="T3">Ellen Ercília Pereira Pi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